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fo:min-height="8.036cm" loext:decorative="false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3">
        <office:forms form:automatic-focus="false" form:apply-design-mode="false"/>
        <draw:frame draw:name="Google Shape;93;p14" presentation:style-name="pr1" draw:text-style-name="P2" draw:layer="layout" svg:width="24.13cm" svg:height="1.905cm" svg:x="0.635cm" svg:y="3.81cm" presentation:class="title" presentation:user-transformed="true">
          <draw:text-box>
            <text:p text:style-name="P1">Sveprisutno računarstvo - Projekat 1</text:p>
          </draw:text-box>
        </draw:frame>
        <draw:frame presentation:style-name="pr2" draw:text-style-name="P4" draw:layer="layout" svg:width="6.35cm" svg:height="1.905cm" svg:x="1.27cm" svg:y="10.16cm" presentation:class="outline" presentation:user-transformed="true">
          <draw:text-box>
            <text:p text:style-name="P3"><text:span text:style-name="T1">Student: </text:span></text:p>
            <text:p text:style-name="P3"><text:span text:style-name="T1">Miloš Jovanović 1564</text:span></text:p>
          </draw:text-box>
        </draw:frame>
        <presentation:notes draw:style-name="dp2">
          <draw:page-thumbnail draw:name="Google Shape;90;p:notes" draw:style-name="gr1" draw:layer="layout" svg:width="16.931cm" svg:height="9.524cm" svg:x="1.059cm" svg:y="1.93cm" draw:page-number="1" presentation:class="page"/>
          <draw:frame draw:name="Google Shape;9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Default_7e_LT_7e_Gliederung_20_2" style:display-name="Default~LT~Gliederung 2" style:family="graphic">
      <style:graphic-properties style:writing-mode="lr-tb"/>
      <style:paragraph-properties fo:margin-top="0.706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ar" style:country-complex="SA" style:font-style-complex="normal" style:font-weight-complex="normal" style:text-emphasize="none"/>
    </style:style>
    <style:style style:name="Default_7e_LT_7e_Gliederung_20_3" style:display-name="Default~LT~Gliederung 3" style:family="graphic">
      <style:graphic-properties style:writing-mode="lr-tb"/>
      <style:paragraph-properties fo:margin-top="0.529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ar" style:country-complex="SA" style:font-style-complex="normal" style:font-weight-complex="normal" style:text-emphasize="none"/>
    </style:style>
    <style:style style:name="Default_7e_LT_7e_Gliederung_20_4" style:display-name="Default~LT~Gliederung 4" style:family="graphic">
      <style:graphic-properties style:writing-mode="lr-tb"/>
      <style:paragraph-properties fo:margin-top="0.351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5" style:display-name="Default~LT~Gliederung 5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6" style:display-name="Default~LT~Gliederung 6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7" style:display-name="Default~LT~Gliederung 7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8" style:display-name="Default~LT~Gliederung 8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9" style:display-name="Default~LT~Gliederung 9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Hintergrundobjekte" style:display-name="Default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margin-top="0cm" fo:margin-bottom="0cm" fo:text-align="start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ar" style:country-complex="SA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style:text-underline-style="solid" style:text-underline-width="auto" style:text-underline-color="font-color" style:letter-kerning="false" style:font-name-asian="MS Mincho" style:font-family-asian="'MS Mincho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fo:font-weight="bold" style:letter-kerning="false" style:font-name-asian="MS Mincho" style:font-family-asian="'MS Mincho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cc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80" loext:opacity="100%" style:font-name="Times Roman YU" fo:font-family="'Times Roman YU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Roman YU" style:font-family-complex="'Times Roman YU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2" style:display-name="List Bullet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3" style:display-name="List Bullet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4" style:display-name="List Bullet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5" style:display-name="List Bullet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" style:display-name="List Numb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2" style:display-name="List Number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3" style:display-name="List Number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4" style:display-name="List Number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5" style:display-name="List Number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en" style:country-asian="US" style:font-name-complex="Arial Unicode MS" style:font-family-complex="'Arial Unicode MS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1" style:display-name="TOC 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false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">
            <style:list-level-properties text:space-before="0.3cm" text:min-label-width="0.7cm"/>
            <style:text-properties fo:font-family="C059" style:font-style-name="Roman" fo:color="#444444" fo:font-size="70%"/>
          </text:list-level-style-bullet>
          <text:list-level-style-bullet text:level="2" text:bullet-char="">
            <style:list-level-properties text:space-before="1.5cm" text:min-label-width="0.7cm"/>
            <style:text-properties fo:font-family="C059" style:font-style-name="Roman" fo:color="#444444" fo:font-size="70%"/>
          </text:list-level-style-bullet>
          <text:list-level-style-bullet text:level="3" text:bullet-char="">
            <style:list-level-properties text:space-before="2.8cm" text:min-label-width="0.7cm"/>
            <style:text-properties fo:font-family="C059" style:font-style-name="Roman" fo:color="#444444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family="tahoma" style:font-family-generic="swiss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family="Raleway" fo:font-size="22pt" fo:letter-spacing="normal" fo:font-style="normal" fo:text-shadow="none" style:text-underline-style="none" fo:font-weight="bold" style:letter-kerning="true" fo:background-color="transparent" style:font-name-asian="Arial" style:font-family-asian="Arial" style:font-size-asian="22pt" style:font-style-asian="normal" style:font-weight-asian="bold" style:font-name-complex="Arial" style:font-family-complex="Arial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 loext:decorative="false"/>
      <style:paragraph-properties style:writing-mode="lr-tb"/>
    </style:style>
    <style:style style:name="Mpr5" style:family="presentation" style:parent-style-name="TITLE_5f_AND_5f_BODY-outline1">
      <style:graphic-properties fo:min-height="8.28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25.399cm" svg:height="9.61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3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8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88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6">
        <draw:custom-shape draw:name="Google Shape;26;p4" draw:style-name="Mgr7" draw:text-style-name="MP10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8" draw:text-style-name="MP11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Mpr4" draw:layer="backgroundobjects" svg:width="21.357cm" svg:height="1.486cm" svg:x="2.326cm" svg:y="1.61cm" presentation:class="title" presentation:user-transformed="true">
        <draw:text-box>
          <text:p>Click to edit the title text format</text:p>
        </draw:text-box>
      </draw:frame>
      <draw:frame draw:name="Google Shape;29;p4" presentation:style-name="Mpr5" draw:layer="backgroundobjects" svg:width="21.357cm" svg:height="8.245cm" svg:x="2.026cm" svg:y="4.2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4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editing-duration>PT8H15S</meta:editing-duration>
    <meta:editing-cycles>49</meta:editing-cycles>
    <dc:title>praksa</dc:title>
    <meta:creation-date>2024-12-14T14:53:19.333133409</meta:creation-date>
    <dc:date>2025-10-15T23:39:23.853878480</dc:date>
    <meta:document-statistic meta:object-count="39"/>
  </office:meta>
</office:document-meta>
</file>